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tl-br="0.06pt solid #000000" style:text-align-source="value-type" style:repeat-content="false" fo:border="0.06pt solid #000000"/>
      <style:paragraph-properties fo:margin-left="0in"/>
    </style:style>
    <style:style style:name="ce4" style:family="table-cell" style:parent-style-name="Default">
      <style:table-cell-properties fo:background-color="#00a933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2" table:style-name="ce2" office:value-type="string" calcext:value-type="string">
            <text:p>“”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style-name="ce2" office:value-type="string" calcext:value-type="string">
            <text:p>GTA</text:p>
          </table:table-cell>
          <table:table-cell table:style-name="ce2" office:value-type="string" calcext:value-type="string">
            <text:p>GTAB</text:p>
          </table:table-cell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office:value-type="string" calcext:value-type="string">
            <text:p>B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office:value-type="string" calcext:value-type="string">
            <text:p>B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3" table:style-name="ce2" office:value-type="string" calcext:value-type="string">
            <text:p>“”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table:style-name="ce4" office:value-type="string" calcext:value-type="string">
            <text:p>A</text:p>
          </table:table-cell>
          <table:table-cell table:style-name="ce3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style-name="ce3"/>
          <table:table-cell table:style-name="ce4" office:value-type="string" calcext:value-type="string">
            <text:p>AB</text:p>
          </table:table-cell>
          <table:table-cell table:style-name="ce3" table:number-columns-repeated="5"/>
          <table:table-cell table:number-columns-repeated="55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style-name="ce3" table:number-columns-repeated="7"/>
          <table:table-cell table:number-columns-repeated="5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4" office:value-type="string" calcext:value-type="string">
            <text:p>DE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/>
          <table:table-cell table:style-name="ce4" office:value-type="string" calcext:value-type="string">
            <text:p>DEF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2"/>
          <table:table-cell table:style-name="ce4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number-columns-repeated="2"/>
          <table:table-cell table:number-columns-repeated="3"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</text:p>
          </table:table-cell>
          <table:table-cell table:style-name="ce4" table:number-columns-repeated="3"/>
          <table:table-cell table:number-columns-repeated="2"/>
          <table:table-cell table:style-name="ce2"/>
          <table:table-cell table:style-name="ce7"/>
          <table:table-cell table:number-columns-repeated="56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3"/>
          <table:table-cell table:style-name="ce4" table:number-columns-repeated="3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D</text:p>
          </table:table-cell>
          <table:table-cell table:style-name="ce4" table:number-columns-repeated="4"/>
          <table:table-cell/>
          <table:table-cell table:style-name="ce2"/>
          <table:table-cell table:style-name="ce7"/>
          <table:table-cell table:number-columns-repeated="56"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4" table:number-columns-repeated="2"/>
          <table:table-cell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 table:number-columns-repeated="3"/>
          <table:table-cell table:style-name="ce4"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first row</text:p>
          </table:table-cell>
          <table:table-cell office:value-type="string" calcext:value-type="string">
            <text:p>If * then cache[j][i-2] = tru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If *</text:p>
          </table:table-cell>
          <table:table-cell office:value-type="string" calcext:value-type="string">
            <text:p>cache[j][i-2] || (p.charAt(i-2)==s.charAt(j-1) || p.charAt(i-2) == ‘.’) &amp;&amp; (cache[j-1][i]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(p.charAt(i-1)==s.charAt(j-1) || p.charAt(i-1) == ‘.’)</text:span> &amp;&amp; cache[j-1][i-1]</text:p>
          </table:table-cell>
          <table:table-cell table:number-columns-repeated="53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9" office:value-type="string" calcext:value-type="string" table:number-columns-spanned="3" table:number-rows-spanned="1">
            <text:p>knapsack(n,v,w,W) 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n = 5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v[]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[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W = 10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0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1, 2, 5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1+1</text:p>
          </table:table-cell>
          <table:table-cell office:value-type="string" calcext:value-type="string">
            <text:p>1+1+1+1</text:p>
          </table:table-cell>
          <table:table-cell table:number-columns-repeated="5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+2</text:p>
          </table:table-cell>
          <table:table-cell office:value-type="string" calcext:value-type="string">
            <text:p>1+1+2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+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2, 1, 3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4,1</text:p>
          </table:table-cell>
          <table:table-cell table:number-columns-repeated="2"/>
          <table:table-cell office:value-type="string" calcext:value-type="string">
            <text:p>4,3</text:p>
          </table:table-cell>
          <table:table-cell/>
          <table:table-cell office:value-type="string" calcext:value-type="string">
            <text:p>5,3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1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2+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1+1+1</text:p>
          </table:table-cell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2+1+1+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+1+1+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+1+1+1</text:p>
          </table:table-cell>
          <table:table-cell/>
          <table:table-cell office:value-type="string" calcext:value-type="string">
            <text:p>1+1+1+1+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3</text:p>
          </table:table-cell>
          <table:table-cell/>
          <table:table-cell office:value-type="string" calcext:value-type="string">
            <text:p>2+3</text:p>
          </table:table-cell>
          <table:table-cell table:number-columns-repeated="50"/>
        </table:table-row>
        <table:table-row table:style-name="ro1">
          <table:table-cell table:style-name="Default" table:number-columns-repeated="6"/>
          <table:table-cell table:number-columns-repeated="7"/>
          <table:table-cell office:value-type="string" calcext:value-type="string">
            <text:p>1+1+3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9:14:50.6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20:25:05.121000000</meta:creation-date>
    <dc:date>2021-12-25T16:38:42.875000000</dc:date>
    <meta:editing-duration>P1DT8H28M47S</meta:editing-duration>
    <meta:editing-cycles>7</meta:editing-cycles>
    <meta:generator>LibreOffice/7.1.4.2$Windows_X86_64 LibreOffice_project/a529a4fab45b75fefc5b6226684193eb000654f6</meta:generator>
    <meta:document-statistic meta:table-count="1" meta:cell-count="525" meta:object-count="0"/>
  </office:meta>
</office:document-meta>
</file>